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6F2000000B9A0000090AD74731649E9F7347.emf" manifest:media-type="image/x-emf"/>
  <manifest:file-entry manifest:full-path="Pictures/10000201000000700000005743EB54FB8D27AE4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margin-left="0.176cm" fo:margin-right="0cm" fo:margin-top="0.002cm" fo:margin-bottom="0cm" loext:contextual-spacing="false" fo:line-height="0.388cm" fo:text-align="justify" style:justify-single-word="false" fo:orphans="0" fo:widows="0" fo:text-indent="0cm" style:auto-text-indent="false" fo:padding="0.074cm" fo:border-left="none" fo:border-right="none" fo:border-top="none" fo:border-bottom="0.06pt solid #000000" style:text-autospace="none" style:join-border="false"/>
    </style:style>
    <style:style style:name="P2" style:family="paragraph" style:parent-style-name="Standard">
      <style:paragraph-properties fo:line-height="0.353cm" fo:text-align="justify" style:justify-single-word="false" fo:orphans="0" fo:widows="0" style:text-autospace="none"/>
      <style:text-properties fo:font-size="10pt" style:font-size-asian="10pt" style:font-size-complex="10pt"/>
    </style:style>
    <style:style style:name="P3" style:family="paragraph" style:parent-style-name="Standard">
      <style:paragraph-properties fo:margin-left="5.655cm" fo:margin-right="1.554cm" fo:margin-top="0cm" fo:margin-bottom="0.499cm" loext:contextual-spacing="false" fo:line-height="100%" fo:text-align="center" style:justify-single-word="false" fo:orphans="0" fo:widows="0" fo:text-indent="-3.704cm" style:auto-text-indent="false" style:shadow="none" style:text-autospace="none">
        <style:tab-stops>
          <style:tab-stop style:position="2.018cm"/>
        </style:tab-stops>
      </style:paragraph-properties>
      <style:text-properties style:font-name="Times New Roman"/>
    </style:style>
    <style:style style:name="P4" style:family="paragraph" style:parent-style-name="Standard" style:master-page-name="MP0">
      <style:paragraph-properties fo:margin-left="0.176cm" fo:margin-right="0cm" fo:margin-top="0.023cm" fo:margin-bottom="0cm" loext:contextual-spacing="false" fo:line-height="0.423cm" fo:text-align="justify" style:justify-single-word="false" fo:orphans="0" fo:widows="0" fo:text-indent="0cm" style:auto-text-indent="false" style:page-number="auto" style:text-autospace="none"/>
      <style:text-properties fo:letter-spacing="-0.004cm"/>
    </style:style>
    <style:style style:name="P5" style:family="paragraph" style:parent-style-name="Standard" style:master-page-name="MP0">
      <style:paragraph-properties fo:margin-left="5.655cm" fo:margin-right="1.554cm" fo:margin-top="0cm" fo:margin-bottom="0.499cm" loext:contextual-spacing="false" fo:line-height="100%" fo:text-align="start" style:justify-single-word="false" fo:orphans="0" fo:widows="0" fo:text-indent="-5.583cm" style:auto-text-indent="false" style:page-number="auto" style:shadow="none" style:text-autospace="none">
        <style:tab-stops>
          <style:tab-stop style:position="2.018cm"/>
        </style:tab-stops>
      </style:paragraph-properties>
      <style:text-properties style:font-name="Times New Roman" fo:font-size="16pt" fo:letter-spacing="-0.004cm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499cm" loext:contextual-spacing="false" fo:line-height="100%" fo:text-align="start" style:justify-single-word="false" style:shadow="none"/>
      <style:text-properties officeooo:paragraph-rsid="0011c25d"/>
    </style:style>
    <style:style style:name="P7" style:family="paragraph" style:parent-style-name="Text_20_body" style:list-style-name="L4">
      <style:paragraph-properties fo:margin-top="0cm" fo:margin-bottom="0.212cm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 style:font-weight-asian="normal" style:font-weight-complex="normal"/>
    </style:style>
    <style:style style:name="P8" style:family="paragraph" style:parent-style-name="Text_20_body" style:list-style-name="L4">
      <style:paragraph-properties fo:margin-top="0cm" fo:margin-bottom="0.212cm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 officeooo:rsid="00195880" officeooo:paragraph-rsid="00195880" style:font-weight-asian="normal" style:font-weight-complex="normal"/>
    </style:style>
    <style:style style:name="P9" style:family="paragraph" style:parent-style-name="Text_20_body">
      <style:paragraph-properties fo:margin-top="0cm" fo:margin-bottom="0.212cm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normal" officeooo:rsid="00195880" officeooo:paragraph-rsid="00195880" style:font-weight-asian="normal" style:font-weight-complex="normal"/>
    </style:style>
    <style:style style:name="P10" style:family="paragraph" style:parent-style-name="Text_20_body">
      <style:paragraph-properties fo:margin-top="0cm" fo:margin-bottom="0.212cm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bold" style:font-weight-asian="bold" style:font-weight-complex="bold"/>
    </style:style>
    <style:style style:name="P11" style:family="paragraph" style:parent-style-name="Text_20_body" style:list-style-name="L4">
      <style:paragraph-properties fo:margin-top="0cm" fo:margin-bottom="0.212cm" loext:contextual-spacing="false" fo:text-align="start" style:justify-single-word="false" fo:orphans="2" fo:widows="2"/>
      <style:text-properties fo:font-variant="normal" fo:text-transform="none" fo:color="#373a3c" style:font-name="apple-system" fo:font-size="11.25pt" fo:letter-spacing="normal" fo:font-style="normal" fo:font-weight="bold" style:font-weight-asian="bold" style:font-weight-complex="bold"/>
    </style:style>
    <style:style style:name="P12" style:family="paragraph" style:parent-style-name="Text_20_body" style:list-style-name="L3">
      <style:paragraph-properties fo:margin-top="0cm" fo:margin-bottom="0.212cm" loext:contextual-spacing="false" fo:text-align="start" style:justify-single-word="false" fo:orphans="2" fo:widows="2"/>
    </style:style>
    <style:style style:name="P13" style:family="paragraph" style:parent-style-name="Text_20_body" style:list-style-name="L4">
      <style:paragraph-properties fo:margin-top="0cm" fo:margin-bottom="0.212cm" loext:contextual-spacing="false" fo:text-align="start" style:justify-single-word="false" fo:orphans="2" fo:widows="2"/>
      <style:text-properties officeooo:paragraph-rsid="001c5048"/>
    </style:style>
    <style:style style:name="T1" style:family="text">
      <style:text-properties officeooo:rsid="000ac41a"/>
    </style:style>
    <style:style style:name="T2" style:family="text">
      <style:text-properties fo:color="#1f497d" style:font-name="Times New Roman" fo:font-weight="bold" style:font-weight-asian="bold"/>
    </style:style>
    <style:style style:name="T3" style:family="text">
      <style:text-properties fo:color="#1f497d" style:font-name="Times New Roman" fo:font-weight="normal" officeooo:rsid="001c5048" style:font-weight-asian="normal" style:font-weight-complex="normal"/>
    </style:style>
    <style:style style:name="T4" style:family="text">
      <style:text-properties fo:font-size="16pt" fo:letter-spacing="-0.004cm" fo:font-weight="bold" style:font-size-asian="16pt" style:font-weight-asian="bold" style:font-size-complex="16pt" style:font-weight-complex="bold"/>
    </style:style>
    <style:style style:name="T5" style:family="text">
      <style:text-properties fo:font-size="16pt" fo:letter-spacing="-0.004cm" fo:font-weight="bold" officeooo:rsid="00195880" style:font-size-asian="16pt" style:font-weight-asian="bold" style:font-size-complex="16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weight="normal" officeooo:rsid="001b3d54" style:font-weight-asian="normal" style:font-weight-complex="normal"/>
    </style:style>
    <style:style style:name="T8" style:family="text">
      <style:text-properties fo:font-weight="normal" officeooo:rsid="001ba2d4" style:font-weight-asian="normal" style:font-weight-complex="normal"/>
    </style:style>
    <style:style style:name="T9" style:family="text">
      <style:text-properties officeooo:rsid="00195880"/>
    </style:style>
    <style:style style:name="T10" style:family="text">
      <style:text-properties fo:font-variant="normal" fo:text-transform="none" fo:color="#373a3c" style:font-name="apple-system" fo:font-size="11.25pt" fo:letter-spacing="normal" fo:font-style="normal" fo:font-weight="normal" style:font-weight-asian="bold"/>
    </style:style>
    <style:style style:name="T11" style:family="text">
      <style:text-properties fo:font-variant="normal" fo:text-transform="none" fo:color="#373a3c" style:font-name="apple-system" fo:font-size="11.25pt" fo:letter-spacing="normal" fo:font-style="normal" fo:font-weight="normal" officeooo:rsid="001c5048" style:font-weight-asian="normal" style:font-weight-complex="normal"/>
    </style:style>
    <style:style style:name="T12" style:family="text">
      <style:text-properties fo:font-variant="normal" fo:text-transform="none" fo:color="#373a3c" style:font-name="apple-system" fo:font-size="11.25pt" fo:letter-spacing="normal" fo:font-style="normal" fo:font-weight="normal" officeooo:rsid="001c5d1b" style:font-weight-asian="normal" style:font-weight-complex="normal"/>
    </style:style>
    <style:style style:name="T13" style:family="text">
      <style:text-properties fo:font-variant="normal" fo:text-transform="none" fo:color="#1177d1" style:text-line-through-style="none" style:text-line-through-type="none" style:font-name="apple-system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officeooo:rsid="001c5d1b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umno/a: <text:span text:style-name="T1">Mario Navarro Madrid</text:span></text:p>
      <text:p text:style-name="P3"><text:span text:style-name="T4">[</text:span><text:span text:style-name="T5">Etiqueta script: añadiendo comportamiento a html</text:span><text:span text:style-name="T6"> ]</text:span></text:p>
      <text:p text:style-name="P6"><text:span text:style-name="Fuente_20_de_20_párrafo_20_predeter."><text:span text:style-name="T10">Realiza las siguientes lecturas y contesta a las siguientes cuestiones:</text:span></text:span></text:p>
      <text:list xml:id="list819728646" text:style-name="L3">
        <text:list-item>
          <text:p text:style-name="P12"><text:a xlink:type="simple" xlink:href="https://www.growingwiththeweb.com/2014/02/async-vs-defer-attributes.html" text:style-name="Internet_20_link" text:visited-style-name="Visited_20_Internet_20_Link"><text:span text:style-name="T13">async vs defer attributes</text:span></text:a></text:p>
        </text:list-item>
        <text:list-item>
          <text:p text:style-name="P12"><text:a xlink:type="simple" xlink:href="https://stackoverflow.com/questions/436411/where-should-i-put-script-tags-in-html-markup" text:style-name="Internet_20_link" text:visited-style-name="Visited_20_Internet_20_Link"><text:span text:style-name="T13">Where should I put &lt;script&gt; tags in HTML markup?</text:span></text:a></text:p>
        </text:list-item>
        <text:list-item>
          <text:p text:style-name="P12"><text:a xlink:type="simple" xlink:href="https://www.aprendoencasa.com/index.php/2013/09/25/etiqueta-noscript-curso-prctico-html5/" text:style-name="Internet_20_link" text:visited-style-name="Visited_20_Internet_20_Link"><text:span text:style-name="T13">Etiqueta &lt;NOSCRIPT&gt;, Curso práctico HTML5</text:span></text:a></text:p>
          <text:p text:style-name="P12"><text:span text:style-name="T13"/></text:p>
        </text:list-item>
      </text:list>
      <text:list xml:id="list1142686346" text:style-name="L4">
        <text:list-item>
          <text:p text:style-name="P11">Ventajas de incorporar el script desde un fichero externo frente a hacerlo en línea (código javascript directamente en el fichero HTML)</text:p>
          <text:p text:style-name="P7">-<text:span text:style-name="T9">Añadimos orden a nuestro HTML.</text:span></text:p>
          <text:p text:style-name="P7">-<text:span text:style-name="T9">Podemos reutilizar ese fichero para distintas páginas html y no limitarlo a una.</text:span></text:p>
          <text:p text:style-name="P7">-<text:span text:style-name="T9">Facilita el mantenimiento</text:span></text:p>
          <text:list>
            <text:list-header>
              <text:p text:style-name="P7"/>
            </text:list-header>
          </text:list>
        </text:list-item>
        <text:list-item>
          <text:p text:style-name="P11">Atributos aplicables a la etiqueta script</text:p>
          <text:p text:style-name="P8">-async: el navegador empezará a descargar de forma asíncrona el archivo js, seguirá con la interpretación html y en cuanto termine la descarga, interpretará JavaScript y seguirá interpretando html.</text:p>
          <text:p text:style-name="P8">-defer: descargará el archivo js igual que async, pero realizará su interpretación al final de la interpretación html, garantizado el orden en el que lea los scripts.</text:p>
        </text:list-item>
      </text:list>
      <text:p text:style-name="P9"/>
      <text:list xml:id="list223655215719906" text:continue-numbering="true" text:style-name="L4">
        <text:list-item>
          <text:p text:style-name="P11">Atributos por defecto.</text:p>
        </text:list-item>
      </text:list>
      <text:p text:style-name="P10"><text:tab/><text:span text:style-name="T7">La etiqueta script no necesita ninguna etiqueta por defecto.</text:span></text:p>
      <text:p text:style-name="P10"/>
      <text:list xml:id="list223654886367026" text:continue-numbering="true" text:style-name="L4">
        <text:list-item>
          <text:p text:style-name="P11">Atributos booleanos. Qué implican.</text:p>
        </text:list-item>
      </text:list>
      <text:p text:style-name="P10"><text:tab/><text:span text:style-name="T7">Async y defer. Nos sirven para descargar de forma asíncrona el archivo js y elegir cuando <text:tab/>ejecutarlo según la etiqueta que usemos.</text:span></text:p>
      <text:p text:style-name="P10"><text:span text:style-name="T7"/></text:p>
      <text:list xml:id="list223654789683664" text:continue-numbering="true" text:style-name="L4">
        <text:list-item>
          <text:p text:style-name="P11">Sitio recomendado para colocar la etiqueta script.</text:p>
        </text:list-item>
      </text:list>
      <text:p text:style-name="P10"><text:tab/><text:span text:style-name="T8">Es recomendable colocarlos en el head, siempre que utilicemos los atributos async o defer, de <text:tab/>forma que mientras se descargan los scripts, el html se va cargando y una vez se descarguen, se <text:tab/>interpreta dichos scripts, para concluir cargando el html, si queda algo por cargar.</text:span></text:p>
      <text:p text:style-name="P10"/>
      <text:list xml:id="list223654637408929" text:continue-numbering="true" text:style-name="L4">
        <text:list-item>
          <text:p text:style-name="P11">Etiqueta noscript: utilidad, atributos y dónde colocar</text:p>
          <text:p text:style-name="P13"><text:span text:style-name="T11">Sirve para utilizar contenidos alternativos a la etiqueta script si el navegador no soporta scripts o los bloquea. Sus atributos son </text:span><text:span text:style-name="T12">title, class, id, style, lang y di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size-complex="18pt" style:font-weight-complex="bold" fo:hyphenate="false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Énf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1" style:display-name="WW_CharLFO3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2" style:display-name="WW_CharLFO3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3" style:display-name="WW_CharLFO3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4" style:display-name="WW_CharLFO3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5" style:display-name="WW_CharLFO3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6" style:display-name="WW_CharLFO3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7" style:display-name="WW_CharLFO3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8" style:display-name="WW_CharLFO3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9" style:display-name="WW_CharLFO3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style:font-name-asian="Andale Sans UI" style:font-family-asian="'Andale Sans UI'" style:font-family-generic-asian="system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MP0">
      <style:paragraph-properties fo:margin-left="0.176cm" fo:margin-right="0cm" fo:margin-top="0.023cm" fo:margin-bottom="0cm" loext:contextual-spacing="false" fo:line-height="0.423cm" fo:text-align="justify" style:justify-single-word="false" fo:orphans="0" fo:widows="0" fo:text-indent="0cm" style:auto-text-indent="false" style:page-number="auto" style:text-autospace="none"/>
      <style:text-properties fo:letter-spacing="-0.004cm"/>
    </style:style>
    <style:style style:name="MP2" style:family="paragraph" style:parent-style-name="Standard">
      <style:paragraph-properties fo:margin-left="0.176cm" fo:margin-right="0cm" fo:margin-top="0.002cm" fo:margin-bottom="0cm" loext:contextual-spacing="false" fo:line-height="0.388cm" fo:text-align="justify" style:justify-single-word="false" fo:orphans="0" fo:widows="0" fo:text-indent="0cm" style:auto-text-indent="false" fo:padding="0.074cm" fo:border-left="none" fo:border-right="none" fo:border-top="none" fo:border-bottom="0.06pt solid #000000" style:text-autospace="none" style:join-border="false"/>
    </style:style>
    <style:style style:name="MP3" style:family="paragraph" style:parent-style-name="Standard">
      <style:paragraph-properties fo:line-height="0.353cm" fo:text-align="justify" style:justify-single-word="false" fo:orphans="0" fo:widows="0" style:text-autospace="none"/>
      <style:text-properties fo:font-size="10pt" style:font-size-asian="10pt" style:font-size-complex="10pt"/>
    </style:style>
    <style:style style:name="MT1" style:family="text">
      <style:text-properties officeooo:rsid="000ac41a"/>
    </style:style>
    <style:style style:name="M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0.873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svg:height="2.434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<text:line-break/>Curso y Ciclo: <text:s text:c="2"/><draw:frame draw:style-name="Mfr1" draw:name="gráficos1" text:anchor-type="char" svg:x="14.571cm" svg:y="-0.028cm" svg:width="2.503cm" svg:height="1.974cm" draw:z-index="0"><draw:image xlink:href="Pictures/10006F2000000B9A0000090AD74731649E9F7347.emf" xlink:type="simple" xlink:show="embed" xlink:actuate="onLoad" loext:mime-type="image/x-emf"/><draw:image xlink:href="Pictures/10000201000000700000005743EB54FB8D27AE4D.png" xlink:type="simple" xlink:show="embed" xlink:actuate="onLoad" loext:mime-type="image/png"/></draw:frame></text:p>
        <text:p text:style-name="MP2"><text:line-break/>Módulo: <text:span text:style-name="MT1">DWEC<text:tab/></text:span></text:p>
        <text:p text:style-name="MP3"/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dc:title/>
    <meta:creation-date>2009-04-16T11:32:00Z</meta:creation-date>
    <dc:date>2018-09-25T22:36:52.947000000</dc:date>
    <meta:print-date>2012-11-26T06:21:00Z</meta:print-date>
    <meta:editing-cycles>41</meta:editing-cycles>
    <meta:editing-duration>PT1H50M52S</meta:editing-duration>
    <meta:document-statistic meta:table-count="0" meta:image-count="1" meta:object-count="0" meta:page-count="1" meta:paragraph-count="24" meta:word-count="284" meta:character-count="1790" meta:non-whitespace-character-count="152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Downloads/DAW/SISTINF/PRACTICAS/Tema3_SO/SISINF_Practica6_RegistroeInicioW7.odt/Normal"/>
  </office:meta>
</office:document-meta>
</file>